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1611_letters" svg:font-family="1611_letter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 Mono" svg:font-family="'Go Mono'" style:font-adornments="Regular" style:font-pitch="fixed"/>
    <style:font-face style:name="Graze Shorter" svg:font-family="'Graze Shorter'" style:font-pitch="variable"/>
    <style:font-face style:name="Graze Shorter Narrow" svg:font-family="'Graze Shorter Narrow'" style:font-pitch="variable"/>
    <style:font-face style:name="Graze Shorter1" svg:font-family="'Graze Shorter'" style:font-adornments="Bold" style:font-pitch="variable"/>
    <style:font-face style:name="Graze Shorter2" svg:font-family="'Graze Shorter'" style:font-adornments="Regular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Frame_20_contents">
      <style:paragraph-properties fo:text-align="end" style:justify-single-word="false"/>
      <style:text-properties fo:color="#000000" loext:opacity="100%" style:font-name="Graze Shorter Narrow" fo:font-size="14pt" fo:text-shadow="none" officeooo:rsid="0026cd92" officeooo:paragraph-rsid="0028338a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 style:font-name="Graze Shorter Narrow" fo:font-size="14pt" fo:text-shadow="none" fo:font-weight="normal" officeooo:rsid="0026cd92" officeooo:paragraph-rsid="0026cd92" style:font-weight-asian="normal" style:font-weight-complex="normal"/>
    </style:style>
    <style:style style:name="P3" style:family="paragraph" style:parent-style-name="Frame_20_contents">
      <style:paragraph-properties fo:text-align="end" style:justify-single-word="false"/>
      <style:text-properties fo:color="#000000" loext:opacity="100%" style:font-name="Graze Shorter Narrow" fo:font-size="44pt" fo:text-shadow="none" fo:font-weight="normal" officeooo:rsid="0026cd92" officeooo:paragraph-rsid="0026cd92" style:font-weight-asian="normal" style:font-weight-complex="normal"/>
    </style:style>
    <style:style style:name="P4" style:family="paragraph" style:parent-style-name="Frame_20_contents">
      <style:paragraph-properties fo:text-align="end" style:justify-single-word="false"/>
      <style:text-properties fo:color="#000000" loext:opacity="100%" style:font-name="Graze Shorter Narrow" fo:font-size="6pt" fo:text-shadow="none" officeooo:rsid="0026cd92" officeooo:paragraph-rsid="0028338a"/>
    </style:style>
    <style:style style:name="P5" style:family="paragraph" style:parent-style-name="Text_20_body">
      <style:text-properties fo:color="#ffff00" loext:opacity="100%" officeooo:paragraph-rsid="0024336b"/>
    </style:style>
    <style:style style:name="P6" style:family="paragraph" style:parent-style-name="Text_20_body">
      <style:text-properties fo:color="#ffff00" loext:opacity="100%" officeooo:rsid="0026cd92" officeooo:paragraph-rsid="0024336b"/>
    </style:style>
    <style:style style:name="T1" style:family="text">
      <style:text-properties officeooo:rsid="0028338a"/>
    </style:style>
    <style:style style:name="T2" style:family="text">
      <style:text-properties style:font-name="1611_letters"/>
    </style:style>
    <style:style style:name="T3" style:family="text">
      <style:text-properties fo:font-size="6pt"/>
    </style:style>
    <style:style style:name="T4" style:family="text">
      <style:text-properties fo:font-size="4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><draw:frame draw:style-name="fr1" draw:name="Frame3" text:anchor-type="paragraph" svg:x="10.971cm" svg:y="0.15cm" svg:width="2.701cm" draw:z-index="1"><draw:text-box fo:min-height="0cm"><text:p text:style-name="P2">King</text:p><text:p text:style-name="P2">James</text:p><text:p text:style-name="P2">Bible</text:p><text:p text:style-name="P2"/><text:p text:style-name="P2">KJV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><draw:frame draw:style-name="fr2" draw:name="Frame1" text:anchor-type="paragraph" svg:x="2.572cm" svg:y="0.138cm" svg:width="8.883cm" draw:z-index="0"><draw:text-box fo:min-height="3.687cm"><text:p text:style-name="P3"><text:span text:style-name="T1">Holy</text:span> <text:span text:style-name="T1">Bible</text:span></text:p><text:p text:style-name="P4"><text:span text:style-name="T2"/></text:p><text:p text:style-name="P1"><text:span text:style-name="T2">King James Bible </text:span></text:p></draw:text-box></draw:frame></text:p>
      <text:p text:style-name="P5"/>
      <text:p text:style-name="P5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1611_letters" svg:font-family="1611_letter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 Mono" svg:font-family="'Go Mono'" style:font-adornments="Regular" style:font-pitch="fixed"/>
    <style:font-face style:name="Graze Shorter" svg:font-family="'Graze Shorter'" style:font-pitch="variable"/>
    <style:font-face style:name="Graze Shorter Narrow" svg:font-family="'Graze Shorter Narrow'" style:font-pitch="variable"/>
    <style:font-face style:name="Graze Shorter1" svg:font-family="'Graze Shorter'" style:font-adornments="Bold" style:font-pitch="variable"/>
    <style:font-face style:name="Graze Shorter2" svg:font-family="'Graze Shorter'" style:font-adornments="Regular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raze Shorter2" fo:font-family="'Graze Shorter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raze Shorter2" fo:font-family="'Graze Shorter'" style:font-style-name="Regular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011cm" fo:margin-bottom="0.011cm" style:contextual-spacing="false" fo:line-height="100%" fo:text-indent="0cm" style:auto-text-indent="false" style:page-number="auto">
        <style:tab-stops/>
      </style:paragraph-properties>
      <style:text-properties style:font-name="Graze Shorter2" fo:font-family="'Graze Shorter'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20pt" fo:font-weight="bold" officeooo:rsid="0024336b" style:font-size-asian="20pt" style:font-weight-asian="bold" style:font-size-complex="2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Graze Shorter1" fo:font-family="'Graze Shorter'" style:font-style-name="Bold" style:font-pitch="variable" fo:font-size="28pt" fo:font-weight="bold" style:font-size-asian="28pt" style:font-weight-asian="bold" style:font-size-complex="28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Graze Shorter1" fo:font-family="'Graze Shorter'" style:font-style-name="Bold" style:font-pitch="variable" fo:font-size="16pt" fo:font-weight="bold" style:font-size-asian="16pt" style:font-weight-asian="bold" style:font-size-complex="16pt" style:font-weight-complex="600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Graze Shorter1" fo:font-family="'Graze Shorter'" style:font-style-name="Bold" style:font-pitch="variable" fo:font-size="16pt" fo:font-weight="bold" style:font-size-asian="16pt" style:font-weight-asian="bold" style:font-size-complex="16pt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Go Mono" fo:font-family="'Go Mono'" style:font-style-name="Regular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.25cm" fo:margin-bottom="0.25cm" style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333333" style:footnote-max-height="0cm" loext:margin-gutter="1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333333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3:45:48.624540371</meta:creation-date>
    <meta:editing-duration>PT31M51S</meta:editing-duration>
    <meta:editing-cycles>7</meta:editing-cycles>
    <meta:generator>LibreOffice/7.3.7.2$Linux_X86_64 LibreOffice_project/30$Build-2</meta:generator>
    <dc:title>normal</dc:title>
    <meta:initial-creator>Andrew</meta:initial-creator>
    <dc:date>2023-01-12T18:02:43.255620513</dc:date>
    <dc:creator>Andrew</dc:creator>
    <meta:document-statistic meta:table-count="0" meta:image-count="0" meta:object-count="0" meta:page-count="1" meta:paragraph-count="7" meta:word-count="9" meta:character-count="45" meta:non-whitespace-character-count="40"/>
    <meta:template xlink:type="simple" xlink:actuate="onRequest" xlink:title="normal" xlink:href="../../../../Templates/normal.ott" meta:date="2023-01-11T13:45:48.465878195"/>
  </office:meta>
</office:document-meta>
</file>